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8E15BCCE.png" manifest:media-type="image/png"/>
  <manifest:file-entry manifest:full-path="Pictures/10000201000002BC000001A99EEAE82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CE0000020845F56787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1DB000003134D061D8F.png" manifest:media-type="image/png"/>
  <manifest:file-entry manifest:full-path="Pictures/10000000000002EE000002087B534818.png" manifest:media-type="image/png"/>
  <manifest:file-entry manifest:full-path="Pictures/10000201000002BC000001A96CEE4FCF.png" manifest:media-type="image/png"/>
  <manifest:file-entry manifest:full-path="Pictures/10000000000001DB000003139AAF28A4.png" manifest:media-type="image/png"/>
  <manifest:file-entry manifest:full-path="Pictures/10000201000002BC000001A942ADD698.png" manifest:media-type="image/png"/>
  <manifest:file-entry manifest:full-path="Pictures/10000000000001DB00000313C203FC8D.png" manifest:media-type="image/png"/>
  <manifest:file-entry manifest:full-path="Pictures/10000000000001DB00000313AA87AFC5.png" manifest:media-type="image/png"/>
  <manifest:file-entry manifest:full-path="Pictures/10000000000001DB000003130E98C54A.png" manifest:media-type="image/png"/>
  <manifest:file-entry manifest:full-path="Pictures/10000000000001CA000002613466CE43.png" manifest:media-type="image/png"/>
  <manifest:file-entry manifest:full-path="Pictures/10000000000001CA000002617685AF58.png" manifest:media-type="image/png"/>
  <manifest:file-entry manifest:full-path="Pictures/10000000000001CA00000261456AEF28.png" manifest:media-type="image/png"/>
  <manifest:file-entry manifest:full-path="Pictures/10000000000001CA00000261F7205E36.png" manifest:media-type="image/png"/>
  <manifest:file-entry manifest:full-path="Pictures/TablePreview2.svm" manifest:media-type=""/>
  <manifest:file-entry manifest:full-path="Pictures/10000000000001AA0000020ABCA0ADD9.png" manifest:media-type="image/png"/>
  <manifest:file-entry manifest:full-path="Pictures/1000000000000243000000C7BF48FF50.png" manifest:media-type="image/png"/>
  <manifest:file-entry manifest:full-path="Pictures/10000000000001AA0000020ADB45A57A.png" manifest:media-type="image/png"/>
  <manifest:file-entry manifest:full-path="Pictures/10000000000002E3000002085517B713.png" manifest:media-type="image/png"/>
  <manifest:file-entry manifest:full-path="Pictures/10000000000001AA0000020AFF620B6C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1AA0000020A7F958F4C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1AA0000020A36018B9D.png" manifest:media-type="image/pn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7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0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8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7" style:family="graphic">
      <style:graphic-properties draw:textarea-horizontal-align="justify" draw:textarea-vertical-align="middle" draw:auto-grow-height="false" fo:min-height="1.376cm" fo:min-width="6.261cm"/>
    </style:style>
    <style:style style:name="gr9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0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1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fill="none" draw:textarea-vertical-align="middle" draw:auto-grow-height="false" fo:min-height="0.444cm" fo:min-width="0.308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fill="none" draw:textarea-vertical-align="middle" draw:auto-grow-height="false" fo:min-height="0.444cm" fo:min-width="1.77cm"/>
    </style:style>
    <style:style style:name="gr137" style:family="graphic" style:parent-style-name="standard">
      <style:graphic-properties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none" draw:textarea-vertical-align="middle" draw:auto-grow-height="false" fo:min-height="0.444cm" fo:min-width="2.613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6">
      <style:graphic-properties draw:stroke="none" draw:fill="none" fo:min-height="13.466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5" style:family="paragraph">
      <style:text-properties fo:font-size="10pt"/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justify"/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end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text-style-name="P21" draw:layer="layout" svg:width="6.67cm" svg:height="0.589cm" svg:x="1.839cm" svg:y="16.764cm">
          <draw:text-box>
            <text:p><text:span text:style-name="T13">https://en.wikipedia.org/wiki/A*_search_algorithm</text:span></text:p>
          </draw:text-box>
        </draw:frame>
        <draw:frame draw:style-name="gr20" draw:layer="layout" svg:width="10.16cm" svg:height="11.684cm" svg:x="7.874cm" svg:y="4.318cm">
          <draw:image xlink:href="Pictures/10000000000001AA0000020A7F958F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DB45A57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BCA0AD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36018B9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1.684cm" svg:x="7.874cm" svg:y="4.318cm">
          <draw:image xlink:href="Pictures/10000000000001AA0000020AFF620B6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1CA00000261456AEF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1CA00000261F7205E3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1CA000002617685AF5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6" draw:layer="layout" svg:width="10.16cm" svg:height="12.954cm" svg:x="7.874cm" svg:y="3.81cm">
          <draw:image xlink:href="Pictures/10000000000001CA000002613466CE4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8.128cm" svg:height="12.954cm" svg:x="8.89cm" svg:y="3.556cm">
          <draw:image xlink:href="Pictures/10000000000001DB000003130E98C54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8.128cm" svg:height="12.954cm" svg:x="8.89cm" svg:y="3.556cm">
          <draw:image xlink:href="Pictures/10000000000001DB00000313AA87AFC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6" draw:layer="layout" svg:width="8.128cm" svg:height="12.954cm" svg:x="8.89cm" svg:y="3.556cm">
          <draw:image xlink:href="Pictures/10000000000001DB00000313C203FC8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22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5"><text:span text:style-name="T5">6</text:span></text:p>
          </draw:text-box>
        </draw:frame>
        <draw:frame draw:style-name="gr46" draw:layer="layout" svg:width="8.128cm" svg:height="12.954cm" svg:x="8.89cm" svg:y="3.556cm">
          <draw:image xlink:href="Pictures/10000000000001DB000003139AAF28A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7" presentation:class="page"/>
          <draw:custom-shape draw:style-name="gr8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22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6</text:span></text:p>
          </draw:text-box>
        </draw:frame>
        <draw:frame draw:style-name="gr46" draw:layer="layout" svg:width="8.128cm" svg:height="12.954cm" svg:x="8.89cm" svg:y="3.556cm">
          <draw:image xlink:href="Pictures/10000000000001DB000003134D061D8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3" draw:text-style-name="P15" draw:layer="Layout" svg:width="22.86cm" svg:height="3.175cm" svg:x="1.27cm" svg:y="0.763cm">
          <text:list text:style-name="L1">
            <text:list-header>
              <text:p text:style-name="P22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7" draw:layer="Layout" svg:width="22.86cm" svg:height="13.693cm" svg:x="1.27cm" svg:y="3.232cm">
          <text:list text:style-name="L5">
            <text:list-header>
              <text:p text:style-name="P28"><text:span text:style-name="T9"/></text:p>
            </text:list-header>
          </text:list>
          <text:p text:style-name="P28"><text:span text:style-name="T9"/></text:p>
          <text:p text:style-name="P28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23"><text:span text:style-name="T8">Universidade Federal de Viçosa</text:span></text:p>
              <text:p text:style-name="P23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24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9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 text:style-name="P25"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0" presentation:class="page"/>
          <draw:custom-shape draw:style-name="gr8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0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xml:id="id1" draw:id="id1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2" draw:id="id2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xml:id="id3" draw:id="id3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4" draw:id="id4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3" draw:text-style-name="P30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xml:id="id5" draw:id="id5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6" draw:id="id6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7" draw:id="id7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49" draw:text-style-name="P29" xml:id="id8" draw:id="id8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xml:id="id9" draw:id="id9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10" draw:id="id10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11" draw:id="id11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49" draw:text-style-name="P29" xml:id="id12" draw:id="id12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55" draw:text-style-name="P30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7" draw:layer="layout" svg:width="22.86cm" svg:height="13.693cm" svg:x="1.27cm" svg:y="3.232cm">
          <text:list text:style-name="L5">
            <text:list-header>
              <text:p text:style-name="P26"><text:span text:style-name="T9"/></text:p>
            </text:list-header>
          </text:list>
          <text:p text:style-name="P26"><text:span text:style-name="T9"/></text:p>
          <text:p text:style-name="P2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9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9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9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7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29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xml:id="id13" draw:id="id13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29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14" draw:id="id14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9" xml:id="id15" draw:id="id15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49" draw:text-style-name="P29" xml:id="id16" draw:id="id16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9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1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49" draw:text-style-name="P29" draw:layer="layout" svg:width="3.189cm" svg:height="0.77cm" svg:x="16.074cm" svg:y="15.088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6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1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6"><text:span text:style-name="T9"/></text:p>
          <text:list text:style-name="L6">
            <text:list-item>
              <text:list>
                <text:list-item>
                  <text:p text:style-name="P26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9"/></text:p>
          <text:p text:style-name="P16"><text:span text:style-name="T9"><text:s text:c="56"/></text:span><text:span text:style-name="T14">Minimize</text:span><text:span text:style-name="T1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1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6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31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6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7">h</text:span><text:span text:style-name="T16">max(ζ')</text:span><text:span text:style-name="T9">+ t</text:span><text:span text:style-name="T16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77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2" draw:layer="layout" svg:width="4.481cm" svg:height="1.013cm" svg:x="5.449cm" svg:y="5.25cm">
          <draw:text-box>
            <text:p>Search Space</text:p>
          </draw:text-box>
        </draw:frame>
        <draw:frame draw:style-name="gr182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27" draw:text-style-name="P26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  <text:p text:style-name="P26"><text:span text:style-name="T9"/></text:p>
                  </text:list-header>
                  <text:list-item>
                    <text:p text:style-name="P26"><text:span text:style-name="T9">f</text:span><text:span text:style-name="T16">c</text:span><text:span text:style-name="T9">(n) = {f</text:span><text:span text:style-name="T16">1</text:span><text:span text:style-name="T9">(n), f</text:span><text:span text:style-name="T16">2</text:span><text:span text:style-name="T9">(n), …, f</text:span><text:span text:style-name="T16">M</text:span><text:span text:style-name="T9">(n)}, where f</text:span><text:span text:style-name="T16">i</text:span><text:span text:style-name="T9">(n) = g(n) + h</text:span><text:span text:style-name="T16">i</text:span><text:span text:style-name="T9">(n)</text:span></text:p>
                    <text:list>
                      <text:list-header>
                        <text:p text:style-name="P26"><text:span text:style-name="T9"/></text:p>
                      </text:list-header>
                    </text:list>
                  </text:list-item>
                  <text:list-item>
                    <text:p text:style-name="P26"><text:span text:style-name="T9">bc(n) = {y</text:span><text:span text:style-name="T16">1</text:span><text:span text:style-name="T9">(n), y</text:span><text:span text:style-name="T16">2</text:span><text:span text:style-name="T9">(n), … y</text:span><text:span text:style-name="T16">M</text:span><text:span text:style-name="T9">(n)}, where y</text:span><text:span text:style-name="T16">i</text:span><text:span text:style-name="T9">(n) = 1 if g(n) + h</text:span><text:span text:style-name="T16">i</text:span><text:span text:style-name="T9">(n) ≤ b and y</text:span><text:span text:style-name="T1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SS for Predicting the IDA* Search Tree Size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3">Domain</text:span></text:p>
              </table:table-cell>
              <table:table-cell table:style-name="ce2" table:number-columns-spanned="13">
                <text:p text:style-name="P30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30"><text:span text:style-name="T13">IDA*</text:span></text:p>
              </table:table-cell>
              <table:table-cell table:number-rows-spanned="2">
                <text:p text:style-name="P30"><text:span text:style-name="T13">time</text:span></text:p>
              </table:table-cell>
              <table:table-cell table:number-columns-spanned="5">
                <text:p text:style-name="P30"><text:span text:style-name="T13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30"><text:span text:style-name="T13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30"><text:span text:style-name="T13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30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 table:style-name="ce4">
                <text:p text:style-name="P30"><text:span text:style-name="T13">5000</text:span></text:p>
              </table:table-cell>
              <table:table-cell table:style-name="ce4">
                <text:p text:style-name="P30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>
                <text:p><text:span text:style-name="T13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3">Barman</text:span></text:p>
              </table:table-cell>
              <table:table-cell>
                <text:p text:style-name="P33"><text:span text:style-name="T13">8835990.00</text:span></text:p>
              </table:table-cell>
              <table:table-cell>
                <text:p text:style-name="P33"><text:span text:style-name="T13">6016.38</text:span></text:p>
              </table:table-cell>
              <table:table-cell>
                <text:p text:style-name="P33"><text:span text:style-name="T13">0.60</text:span></text:p>
              </table:table-cell>
              <table:table-cell>
                <text:p text:style-name="P33"><text:span text:style-name="T13">0.45</text:span></text:p>
              </table:table-cell>
              <table:table-cell>
                <text:p text:style-name="P33"><text:span text:style-name="T13">0.20</text:span></text:p>
              </table:table-cell>
              <table:table-cell>
                <text:p text:style-name="P33"><text:span text:style-name="T13">0.07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06</text:span></text:p>
              </table:table-cell>
              <table:table-cell>
                <text:p text:style-name="P33"><text:span text:style-name="T13">0.32</text:span></text:p>
              </table:table-cell>
              <table:table-cell>
                <text:p text:style-name="P33"><text:span text:style-name="T13">3.21</text:span></text:p>
              </table:table-cell>
              <table:table-cell>
                <text:p text:style-name="P33"><text:span text:style-name="T13">32.57</text:span></text:p>
              </table:table-cell>
              <table:table-cell>
                <text:p text:style-name="P33"><text:span text:style-name="T13">214.59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Elevators</text:span></text:p>
              </table:table-cell>
              <table:table-cell>
                <text:p text:style-name="P33"><text:span text:style-name="T13">1012570.00</text:span></text:p>
              </table:table-cell>
              <table:table-cell>
                <text:p text:style-name="P33"><text:span text:style-name="T13">4987.57</text:span></text:p>
              </table:table-cell>
              <table:table-cell>
                <text:p text:style-name="P33"><text:span text:style-name="T13">0.84</text:span></text:p>
              </table:table-cell>
              <table:table-cell>
                <text:p text:style-name="P33"><text:span text:style-name="T13">0.42</text:span></text:p>
              </table:table-cell>
              <table:table-cell>
                <text:p text:style-name="P33"><text:span text:style-name="T13">0.23</text:span></text:p>
              </table:table-cell>
              <table:table-cell>
                <text:p text:style-name="P33"><text:span text:style-name="T13">0.13</text:span></text:p>
              </table:table-cell>
              <table:table-cell>
                <text:p text:style-name="P33"><text:span text:style-name="T13">0.10</text:span></text:p>
              </table:table-cell>
              <table:table-cell>
                <text:p text:style-name="P33"><text:span text:style-name="T13">1.40</text:span></text:p>
              </table:table-cell>
              <table:table-cell>
                <text:p text:style-name="P33"><text:span text:style-name="T13">9.85</text:span></text:p>
              </table:table-cell>
              <table:table-cell>
                <text:p text:style-name="P33"><text:span text:style-name="T13">96.37</text:span></text:p>
              </table:table-cell>
              <table:table-cell>
                <text:p text:style-name="P33"><text:span text:style-name="T13">994.33</text:span></text:p>
              </table:table-cell>
              <table:table-cell>
                <text:p text:style-name="P33"><text:span text:style-name="T13">4425.93</text:span></text:p>
              </table:table-cell>
              <table:table-cell>
                <text:p text:style-name="P33"><text:span text:style-name="T13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Floortile</text:span></text:p>
              </table:table-cell>
              <table:table-cell>
                <text:p text:style-name="P33"><text:span text:style-name="T13">30522300.00</text:span></text:p>
              </table:table-cell>
              <table:table-cell>
                <text:p text:style-name="P33"><text:span text:style-name="T13">3919.72</text:span></text:p>
              </table:table-cell>
              <table:table-cell>
                <text:p text:style-name="P33"><text:span text:style-name="T13">2.02</text:span></text:p>
              </table:table-cell>
              <table:table-cell>
                <text:p text:style-name="P33"><text:span text:style-name="T13">0.62</text:span></text:p>
              </table:table-cell>
              <table:table-cell>
                <text:p text:style-name="P33"><text:span text:style-name="T13">0.40</text:span></text:p>
              </table:table-cell>
              <table:table-cell>
                <text:p text:style-name="P33"><text:span text:style-name="T13">0.14</text:span></text:p>
              </table:table-cell>
              <table:table-cell>
                <text:p text:style-name="P33"><text:span text:style-name="T13">0.11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7</text:span></text:p>
              </table:table-cell>
              <table:table-cell>
                <text:p text:style-name="P33"><text:span text:style-name="T13">0.69</text:span></text:p>
              </table:table-cell>
              <table:table-cell>
                <text:p text:style-name="P33"><text:span text:style-name="T13">6.93</text:span></text:p>
              </table:table-cell>
              <table:table-cell>
                <text:p text:style-name="P33"><text:span text:style-name="T13">36.60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Nomystery</text:span></text:p>
              </table:table-cell>
              <table:table-cell>
                <text:p text:style-name="P33"><text:span text:style-name="T13">6565740.00</text:span></text:p>
              </table:table-cell>
              <table:table-cell>
                <text:p text:style-name="P33"><text:span text:style-name="T13">3256.86</text:span></text:p>
              </table:table-cell>
              <table:table-cell>
                <text:p text:style-name="P33"><text:span text:style-name="T13">0.53</text:span></text:p>
              </table:table-cell>
              <table:table-cell>
                <text:p text:style-name="P33"><text:span text:style-name="T13">0.26</text:span></text:p>
              </table:table-cell>
              <table:table-cell>
                <text:p text:style-name="P33"><text:span text:style-name="T13">0.07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7</text:span></text:p>
              </table:table-cell>
              <table:table-cell>
                <text:p text:style-name="P33"><text:span text:style-name="T13">0.38</text:span></text:p>
              </table:table-cell>
              <table:table-cell>
                <text:p text:style-name="P33"><text:span text:style-name="T13">3.63</text:span></text:p>
              </table:table-cell>
              <table:table-cell>
                <text:p text:style-name="P33"><text:span text:style-name="T13">36.35</text:span></text:p>
              </table:table-cell>
              <table:table-cell>
                <text:p text:style-name="P33"><text:span text:style-name="T13">181.03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Openstacks</text:span></text:p>
              </table:table-cell>
              <table:table-cell>
                <text:p text:style-name="P33"><text:span text:style-name="T13">80108.50</text:span></text:p>
              </table:table-cell>
              <table:table-cell>
                <text:p text:style-name="P33"><text:span text:style-name="T13">4017.19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0.03</text:span></text:p>
              </table:table-cell>
              <table:table-cell>
                <text:p text:style-name="P33"><text:span text:style-name="T13">94.79</text:span></text:p>
              </table:table-cell>
              <table:table-cell>
                <text:p text:style-name="P33"><text:span text:style-name="T13">774.86</text:span></text:p>
              </table:table-cell>
              <table:table-cell>
                <text:p text:style-name="P33"><text:span text:style-name="T13">1067.84</text:span></text:p>
              </table:table-cell>
              <table:table-cell>
                <text:p text:style-name="P33"><text:span text:style-name="T13">10929.00</text:span></text:p>
              </table:table-cell>
              <table:table-cell>
                <text:p text:style-name="P33"><text:span text:style-name="T13">11174.30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cprinter</text:span></text:p>
              </table:table-cell>
              <table:table-cell>
                <text:p text:style-name="P33"><text:span text:style-name="T13">1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35</text:span></text:p>
              </table:table-cell>
              <table:table-cell>
                <text:p text:style-name="P33"><text:span text:style-name="T13">3.48</text:span></text:p>
              </table:table-cell>
              <table:table-cell>
                <text:p text:style-name="P33"><text:span text:style-name="T13">17.29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king</text:span></text:p>
              </table:table-cell>
              <table:table-cell>
                <text:p text:style-name="P33"><text:span text:style-name="T13">374925.00</text:span></text:p>
              </table:table-cell>
              <table:table-cell>
                <text:p text:style-name="P33"><text:span text:style-name="T13">5607.50</text:span></text:p>
              </table:table-cell>
              <table:table-cell>
                <text:p text:style-name="P33"><text:span text:style-name="T13">0.17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1.79</text:span></text:p>
              </table:table-cell>
              <table:table-cell>
                <text:p text:style-name="P33"><text:span text:style-name="T13">11.36</text:span></text:p>
              </table:table-cell>
              <table:table-cell>
                <text:p text:style-name="P33"><text:span text:style-name="T13">114.28</text:span></text:p>
              </table:table-cell>
              <table:table-cell>
                <text:p text:style-name="P33"><text:span text:style-name="T13">1196.83</text:span></text:p>
              </table:table-cell>
              <table:table-cell>
                <text:p text:style-name="P33"><text:span text:style-name="T13">5835.03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egsol</text:span></text:p>
              </table:table-cell>
              <table:table-cell>
                <text:p text:style-name="P33"><text:span text:style-name="T13">68763.70</text:span></text:p>
              </table:table-cell>
              <table:table-cell>
                <text:p text:style-name="P33"><text:span text:style-name="T13">5.00</text:span></text:p>
              </table:table-cell>
              <table:table-cell>
                <text:p text:style-name="P33"><text:span text:style-name="T13">0.17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02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37</text:span></text:p>
              </table:table-cell>
              <table:table-cell>
                <text:p text:style-name="P33"><text:span text:style-name="T13">3.69</text:span></text:p>
              </table:table-cell>
              <table:table-cell>
                <text:p text:style-name="P33"><text:span text:style-name="T13">17.88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canalyzer</text:span></text:p>
              </table:table-cell>
              <table:table-cell>
                <text:p text:style-name="P33"><text:span text:style-name="T13">8449890.00</text:span></text:p>
              </table:table-cell>
              <table:table-cell>
                <text:p text:style-name="P33"><text:span text:style-name="T13">4920.58</text:span></text:p>
              </table:table-cell>
              <table:table-cell>
                <text:p text:style-name="P33"><text:span text:style-name="T13">0.43</text:span></text:p>
              </table:table-cell>
              <table:table-cell>
                <text:p text:style-name="P33"><text:span text:style-name="T13">0.25</text:span></text:p>
              </table:table-cell>
              <table:table-cell>
                <text:p text:style-name="P33"><text:span text:style-name="T13">18.63</text:span></text:p>
              </table:table-cell>
              <table:table-cell>
                <text:p text:style-name="P33"><text:span text:style-name="T13">0.02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3.13</text:span></text:p>
              </table:table-cell>
              <table:table-cell>
                <text:p text:style-name="P33"><text:span text:style-name="T13">28.79</text:span></text:p>
              </table:table-cell>
              <table:table-cell>
                <text:p text:style-name="P33"><text:span text:style-name="T13">273.74</text:span></text:p>
              </table:table-cell>
              <table:table-cell>
                <text:p text:style-name="P33"><text:span text:style-name="T13">3033.06</text:span></text:p>
              </table:table-cell>
              <table:table-cell>
                <text:p text:style-name="P33"><text:span text:style-name="T13">10254.00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okoban</text:span></text:p>
              </table:table-cell>
              <table:table-cell>
                <text:p text:style-name="P33"><text:span text:style-name="T13">3118530.00</text:span></text:p>
              </table:table-cell>
              <table:table-cell>
                <text:p text:style-name="P33"><text:span text:style-name="T13">3932.69</text:span></text:p>
              </table:table-cell>
              <table:table-cell>
                <text:p text:style-name="P33"><text:span text:style-name="T13">0.41</text:span></text:p>
              </table:table-cell>
              <table:table-cell>
                <text:p text:style-name="P33"><text:span text:style-name="T13">0.26</text:span></text:p>
              </table:table-cell>
              <table:table-cell>
                <text:p text:style-name="P33"><text:span text:style-name="T13">0.11</text:span></text:p>
              </table:table-cell>
              <table:table-cell>
                <text:p text:style-name="P33"><text:span text:style-name="T13">0.05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31</text:span></text:p>
              </table:table-cell>
              <table:table-cell>
                <text:p text:style-name="P33"><text:span text:style-name="T13">2.00</text:span></text:p>
              </table:table-cell>
              <table:table-cell>
                <text:p text:style-name="P33"><text:span text:style-name="T13">21.42</text:span></text:p>
              </table:table-cell>
              <table:table-cell>
                <text:p text:style-name="P33"><text:span text:style-name="T13">222.47</text:span></text:p>
              </table:table-cell>
              <table:table-cell>
                <text:p text:style-name="P33"><text:span text:style-name="T13">1056.61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idybot</text:span></text:p>
              </table:table-cell>
              <table:table-cell>
                <text:p text:style-name="P33"><text:span text:style-name="T13">444473.00</text:span></text:p>
              </table:table-cell>
              <table:table-cell>
                <text:p text:style-name="P33"><text:span text:style-name="T13">5632.08</text:span></text:p>
              </table:table-cell>
              <table:table-cell>
                <text:p text:style-name="P33"><text:span text:style-name="T13">300.86</text:span></text:p>
              </table:table-cell>
              <table:table-cell>
                <text:p text:style-name="P33"><text:span text:style-name="T13">1072.40</text:span></text:p>
              </table:table-cell>
              <table:table-cell>
                <text:p text:style-name="P33"><text:span text:style-name="T13">5.88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0.01</text:span></text:p>
              </table:table-cell>
              <table:table-cell>
                <text:p text:style-name="P33"><text:span text:style-name="T13">4.40</text:span></text:p>
              </table:table-cell>
              <table:table-cell>
                <text:p text:style-name="P33"><text:span text:style-name="T13">26.48</text:span></text:p>
              </table:table-cell>
              <table:table-cell>
                <text:p text:style-name="P33"><text:span text:style-name="T13">238.76</text:span></text:p>
              </table:table-cell>
              <table:table-cell>
                <text:p text:style-name="P33"><text:span text:style-name="T13">2747.10</text:span></text:p>
              </table:table-cell>
              <table:table-cell>
                <text:p text:style-name="P33"><text:span text:style-name="T13">11925.40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ransport</text:span></text:p>
              </table:table-cell>
              <table:table-cell>
                <text:p text:style-name="P33"><text:span text:style-name="T13">2622880.00</text:span></text:p>
              </table:table-cell>
              <table:table-cell>
                <text:p text:style-name="P33"><text:span text:style-name="T13">2253.51</text:span></text:p>
              </table:table-cell>
              <table:table-cell>
                <text:p text:style-name="P33"><text:span text:style-name="T13">0.63</text:span></text:p>
              </table:table-cell>
              <table:table-cell>
                <text:p text:style-name="P33"><text:span text:style-name="T13">0.54</text:span></text:p>
              </table:table-cell>
              <table:table-cell>
                <text:p text:style-name="P33"><text:span text:style-name="T13">0.24</text:span></text:p>
              </table:table-cell>
              <table:table-cell>
                <text:p text:style-name="P33"><text:span text:style-name="T13">0.15</text:span></text:p>
              </table:table-cell>
              <table:table-cell>
                <text:p text:style-name="P33"><text:span text:style-name="T13">0.11</text:span></text:p>
              </table:table-cell>
              <table:table-cell>
                <text:p text:style-name="P33"><text:span text:style-name="T13">0.09</text:span></text:p>
              </table:table-cell>
              <table:table-cell>
                <text:p text:style-name="P33"><text:span text:style-name="T13">0.61</text:span></text:p>
              </table:table-cell>
              <table:table-cell>
                <text:p text:style-name="P33"><text:span text:style-name="T13">5.89</text:span></text:p>
              </table:table-cell>
              <table:table-cell>
                <text:p text:style-name="P33"><text:span text:style-name="T13">59.37</text:span></text:p>
              </table:table-cell>
              <table:table-cell>
                <text:p text:style-name="P33"><text:span text:style-name="T13">290.31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Visitall</text:span></text:p>
              </table:table-cell>
              <table:table-cell>
                <text:p text:style-name="P33"><text:span text:style-name="T13">71032400.00</text:span></text:p>
              </table:table-cell>
              <table:table-cell>
                <text:p text:style-name="P33"><text:span text:style-name="T13">3704.78</text:span></text:p>
              </table:table-cell>
              <table:table-cell>
                <text:p text:style-name="P33"><text:span text:style-name="T13">0.12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04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0</text:span></text:p>
              </table:table-cell>
              <table:table-cell>
                <text:p text:style-name="P33"><text:span text:style-name="T13">0.05</text:span></text:p>
              </table:table-cell>
              <table:table-cell>
                <text:p text:style-name="P33"><text:span text:style-name="T13">0.56</text:span></text:p>
              </table:table-cell>
              <table:table-cell>
                <text:p text:style-name="P33"><text:span text:style-name="T13">5.77</text:span></text:p>
              </table:table-cell>
              <table:table-cell>
                <text:p text:style-name="P33"><text:span text:style-name="T13">28.07</text:span></text:p>
              </table:table-cell>
              <table:table-cell>
                <text:p text:style-name="P33"><text:span text:style-name="T13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3">Woodworking</text:span></text:p>
              </table:table-cell>
              <table:table-cell>
                <text:p text:style-name="P33"><text:span text:style-name="T13">5139070.00</text:span></text:p>
              </table:table-cell>
              <table:table-cell>
                <text:p text:style-name="P33"><text:span text:style-name="T13">4944.76</text:span></text:p>
              </table:table-cell>
              <table:table-cell>
                <text:p text:style-name="P33"><text:span text:style-name="T13">1.28</text:span></text:p>
              </table:table-cell>
              <table:table-cell>
                <text:p text:style-name="P33"><text:span text:style-name="T13">0.69</text:span></text:p>
              </table:table-cell>
              <table:table-cell>
                <text:p text:style-name="P33"><text:span text:style-name="T13">0.69</text:span></text:p>
              </table:table-cell>
              <table:table-cell>
                <text:p text:style-name="P33"><text:span text:style-name="T13">0.17</text:span></text:p>
              </table:table-cell>
              <table:table-cell>
                <text:p text:style-name="P33"><text:span text:style-name="T13">0.07</text:span></text:p>
              </table:table-cell>
              <table:table-cell>
                <text:p text:style-name="P33"><text:span text:style-name="T13">0.15</text:span></text:p>
              </table:table-cell>
              <table:table-cell>
                <text:p text:style-name="P33"><text:span text:style-name="T13">1.33</text:span></text:p>
              </table:table-cell>
              <table:table-cell>
                <text:p text:style-name="P33"><text:span text:style-name="T13">13.21</text:span></text:p>
              </table:table-cell>
              <table:table-cell>
                <text:p text:style-name="P33"><text:span text:style-name="T13">130.82</text:span></text:p>
              </table:table-cell>
              <table:table-cell>
                <text:p text:style-name="P33"><text:span text:style-name="T13">664.08</text:span></text:p>
              </table:table-cell>
              <table:table-cell>
                <text:p text:style-name="P33"><text:span text:style-name="T13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SS for Predicting the A* Search Tree size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30"><text:span text:style-name="T19">ipdb</text:span></text:p>
              </table:table-cell>
              <table:covered-table-cell/>
              <table:table-cell table:number-columns-spanned="2">
                <text:p text:style-name="P30"><text:span text:style-name="T19">LM-Cut</text:span></text:p>
              </table:table-cell>
              <table:covered-table-cell/>
              <table:table-cell table:number-columns-spanned="2">
                <text:p text:style-name="P30"><text:span text:style-name="T19">M&amp;S</text:span></text:p>
              </table:table-cell>
              <table:covered-table-cell/>
              <table:table-cell table:number-rows-spanned="2">
                <text:p text:style-name="P30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30"><text:span text:style-name="T19">A*</text:span></text:p>
              </table:table-cell>
              <table:table-cell>
                <text:p text:style-name="P30"><text:span text:style-name="T19">Relative-error</text:span></text:p>
              </table:table-cell>
              <table:table-cell>
                <text:p text:style-name="P30"><text:span text:style-name="T19">A*</text:span></text:p>
              </table:table-cell>
              <table:table-cell>
                <text:p text:style-name="P30"><text:span text:style-name="T19">Relative-error</text:span></text:p>
              </table:table-cell>
              <table:table-cell>
                <text:p text:style-name="P30"><text:span text:style-name="T19">A*</text:span></text:p>
              </table:table-cell>
              <table:table-cell>
                <text:p text:style-name="P30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Approximation analysis for SS and A* 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Approximation analysis for SS and A* 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30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30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30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30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30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30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30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30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30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30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30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30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Ratios of the number of nodes expanded using h</text:span><text:span text:style-name="T16">max</text:span><text:span text:style-name="T9">(ζ') to the number of nodes expanded using h</text:span><text:span text:style-name="T16">max</text:span><text:span text:style-name="T9">(ζ)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30"><text:span text:style-name="T19">SS</text:span></text:p>
              </table:table-cell>
              <table:covered-table-cell/>
              <table:table-cell table:number-columns-spanned="2">
                <text:p text:style-name="P30"><text:span text:style-name="T19">CS</text:span></text:p>
              </table:table-cell>
              <table:covered-table-cell/>
              <table:table-cell table:number-rows-spanned="2">
                <text:p text:style-name="P30"><text:span text:style-name="T19"/></text:p>
                <text:p text:style-name="P30"><text:span text:style-name="T19"><text:s text:c="5"/></text:span><text:span text:style-name="T19">|ζ|</text:span></text:p>
              </table:table-cell>
              <table:table-cell table:number-rows-spanned="2">
                <text:p text:style-name="P30"><text:span text:style-name="T19"/></text:p>
                <text:p text:style-name="P30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30"><text:span text:style-name="T19">Ratio</text:span></text:p>
              </table:table-cell>
              <table:table-cell>
                <text:p text:style-name="P30"><text:span text:style-name="T19">|ζ'|</text:span></text:p>
              </table:table-cell>
              <table:table-cell>
                <text:p text:style-name="P30"><text:span text:style-name="T19">Ratio</text:span></text:p>
              </table:table-cell>
              <table:table-cell>
                <text:p text:style-name="P30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3"><text:span text:style-name="T19">1.11</text:span></text:p>
              </table:table-cell>
              <table:table-cell>
                <text:p text:style-name="P33"><text:span text:style-name="T19">17.70</text:span></text:p>
              </table:table-cell>
              <table:table-cell>
                <text:p text:style-name="P33"><text:span text:style-name="T19">1.50</text:span></text:p>
              </table:table-cell>
              <table:table-cell>
                <text:p text:style-name="P33"><text:span text:style-name="T19">30.25</text:span></text:p>
              </table:table-cell>
              <table:table-cell>
                <text:p text:style-name="P33"><text:span text:style-name="T19">5168.50</text:span></text:p>
              </table:table-cell>
              <table:table-cell>
                <text:p text:style-name="P33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3"><text:span text:style-name="T19">11.50</text:span></text:p>
              </table:table-cell>
              <table:table-cell>
                <text:p text:style-name="P33"><text:span text:style-name="T19">2.00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21.00</text:span></text:p>
              </table:table-cell>
              <table:table-cell>
                <text:p text:style-name="P33"><text:span text:style-name="T19">168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3"><text:span text:style-name="T19">1.02</text:span></text:p>
              </table:table-cell>
              <table:table-cell>
                <text:p text:style-name="P33"><text:span text:style-name="T19">43.07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42.35</text:span></text:p>
              </table:table-cell>
              <table:table-cell>
                <text:p text:style-name="P33"><text:span text:style-name="T19">151.28</text:span></text:p>
              </table:table-cell>
              <table:table-cell>
                <text:p text:style-name="P33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390.69</text:span></text:p>
              </table:table-cell>
              <table:table-cell>
                <text:p text:style-name="P33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5.53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7.26</text:span></text:p>
              </table:table-cell>
              <table:table-cell>
                <text:p text:style-name="P33"><text:span text:style-name="T19">21.73</text:span></text:p>
              </table:table-cell>
              <table:table-cell>
                <text:p text:style-name="P33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3"><text:span text:style-name="T19">3.62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2.21</text:span></text:p>
              </table:table-cell>
              <table:table-cell>
                <text:p text:style-name="P33"><text:span text:style-name="T19">13.00</text:span></text:p>
              </table:table-cell>
              <table:table-cell>
                <text:p text:style-name="P33"><text:span text:style-name="T19">1189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31.00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57.00</text:span></text:p>
              </table:table-cell>
              <table:table-cell>
                <text:p text:style-name="P33"><text:span text:style-name="T19">90.00</text:span></text:p>
              </table:table-cell>
              <table:table-cell>
                <text:p text:style-name="P33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3"><text:span text:style-name="T19">1.23</text:span></text:p>
              </table:table-cell>
              <table:table-cell>
                <text:p text:style-name="P33"><text:span text:style-name="T19">30.57</text:span></text:p>
              </table:table-cell>
              <table:table-cell>
                <text:p text:style-name="P33"><text:span text:style-name="T19">1.57</text:span></text:p>
              </table:table-cell>
              <table:table-cell>
                <text:p text:style-name="P33"><text:span text:style-name="T19">19.43</text:span></text:p>
              </table:table-cell>
              <table:table-cell>
                <text:p text:style-name="P33"><text:span text:style-name="T19">72.86</text:span></text:p>
              </table:table-cell>
              <table:table-cell>
                <text:p text:style-name="P33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3"><text:span text:style-name="T19">1.32</text:span></text:p>
              </table:table-cell>
              <table:table-cell>
                <text:p text:style-name="P33"><text:span text:style-name="T19">7.00</text:span></text:p>
              </table:table-cell>
              <table:table-cell>
                <text:p text:style-name="P33"><text:span text:style-name="T19">1.01</text:span></text:p>
              </table:table-cell>
              <table:table-cell>
                <text:p text:style-name="P33"><text:span text:style-name="T19">24.00</text:span></text:p>
              </table:table-cell>
              <table:table-cell>
                <text:p text:style-name="P33"><text:span text:style-name="T19">341.00</text:span></text:p>
              </table:table-cell>
              <table:table-cell>
                <text:p text:style-name="P33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2.35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8.59</text:span></text:p>
              </table:table-cell>
              <table:table-cell>
                <text:p text:style-name="P33"><text:span text:style-name="T19">3400.18</text:span></text:p>
              </table:table-cell>
              <table:table-cell>
                <text:p text:style-name="P33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3"><text:span text:style-name="T19">1.00</text:span></text:p>
              </table:table-cell>
              <table:table-cell>
                <text:p text:style-name="P33"><text:span text:style-name="T19">14.70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14.30</text:span></text:p>
              </table:table-cell>
              <table:table-cell>
                <text:p text:style-name="P33"><text:span text:style-name="T19">171.17</text:span></text:p>
              </table:table-cell>
              <table:table-cell>
                <text:p text:style-name="P33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3"><text:span text:style-name="T19">1.03</text:span></text:p>
              </table:table-cell>
              <table:table-cell>
                <text:p text:style-name="P33"><text:span text:style-name="T19">99.33</text:span></text:p>
              </table:table-cell>
              <table:table-cell>
                <text:p text:style-name="P33"><text:span text:style-name="T19">1.19</text:span></text:p>
              </table:table-cell>
              <table:table-cell>
                <text:p text:style-name="P33"><text:span text:style-name="T19">48.67</text:span></text:p>
              </table:table-cell>
              <table:table-cell>
                <text:p text:style-name="P33"><text:span text:style-name="T19">256.33</text:span></text:p>
              </table:table-cell>
              <table:table-cell>
                <text:p text:style-name="P33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3"><text:span text:style-name="T19">32.42</text:span></text:p>
              </table:table-cell>
              <table:table-cell>
                <text:p text:style-name="P33"><text:span text:style-name="T19">3.00</text:span></text:p>
              </table:table-cell>
              <table:table-cell>
                <text:p text:style-name="P33"><text:span text:style-name="T19">199.65</text:span></text:p>
              </table:table-cell>
              <table:table-cell>
                <text:p text:style-name="P33"><text:span text:style-name="T19">5.00</text:span></text:p>
              </table:table-cell>
              <table:table-cell>
                <text:p text:style-name="P33"><text:span text:style-name="T19">1289.00</text:span></text:p>
              </table:table-cell>
              <table:table-cell>
                <text:p text:style-name="P33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31" draw:layer="layout" svg:width="22.86cm" svg:height="13.693cm" svg:x="1.27cm" svg:y="3.232cm">
          <text:list text:style-name="L6">
            <text:list-item>
              <text:p text:style-name="P32"><text:span text:style-name="T9"><text:s text:c="3"/></text:span><text:span text:style-name="T9">Coverage of different planning systems on the 2011 IPC benchmarks.</text:span></text:p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text:list text:continue-numbering="true" text:style-name="L6">
            <text:list-header>
              <text:p text:style-name="P3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30"><text:span text:style-name="T21">Domains</text:span></text:p>
              </table:table-cell>
              <table:table-cell table:number-rows-spanned="2">
                <text:p text:style-name="P30"><text:span text:style-name="T21">HYBRID</text:span></text:p>
              </table:table-cell>
              <table:table-cell table:number-columns-spanned="2">
                <text:p text:style-name="P30"><text:span text:style-name="T21">CS</text:span></text:p>
              </table:table-cell>
              <table:covered-table-cell/>
              <table:table-cell table:number-columns-spanned="2">
                <text:p text:style-name="P30"><text:span text:style-name="T21">SS</text:span></text:p>
              </table:table-cell>
              <table:covered-table-cell/>
              <table:table-cell table:number-rows-spanned="2">
                <text:p text:style-name="P30"><text:span text:style-name="T21">Sum</text:span></text:p>
              </table:table-cell>
              <table:table-cell table:number-rows-spanned="2">
                <text:p text:style-name="P30"><text:span text:style-name="T21">Max</text:span></text:p>
              </table:table-cell>
              <table:table-cell table:number-rows-spanned="2">
                <text:p text:style-name="P30"><text:span text:style-name="T21">RIDA*</text:span></text:p>
              </table:table-cell>
              <table:table-cell table:number-rows-spanned="2">
                <text:p text:style-name="P30"><text:span text:style-name="T21">SY1</text:span></text:p>
              </table:table-cell>
              <table:table-cell table:number-rows-spanned="2">
                <text:p text:style-name="P30"><text:span text:style-name="T21">SY2</text:span></text:p>
              </table:table-cell>
              <table:table-cell table:number-rows-spanned="2">
                <text:p text:style-name="P30"><text:span text:style-name="T21">StSp1</text:span></text:p>
              </table:table-cell>
              <table:table-cell table:number-rows-spanned="2">
                <text:p text:style-name="P30"><text:span text:style-name="T21">StSp2</text:span></text:p>
              </table:table-cell>
              <table:table-cell table:number-rows-spanned="2">
                <text:p text:style-name="P30"><text:span text:style-name="T21">iPDB</text:span></text:p>
              </table:table-cell>
              <table:table-cell table:number-rows-spanned="2">
                <text:p text:style-name="P30"><text:span text:style-name="T21">LM-Cut</text:span></text:p>
              </table:table-cell>
              <table:table-cell table:number-rows-spanned="2">
                <text:p text:style-name="P30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30"><text:span text:style-name="T21">Time</text:span></text:p>
              </table:table-cell>
              <table:table-cell>
                <text:p text:style-name="P30"><text:span text:style-name="T21">Size</text:span></text:p>
              </table:table-cell>
              <table:table-cell>
                <text:p text:style-name="P30"><text:span text:style-name="T21">Time</text:span></text:p>
              </table:table-cell>
              <table:table-cell>
                <text:p text:style-name="P30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3">Nomyste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3">7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2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3">13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3">14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0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1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3">16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3">219</text:span></text:p>
              </table:table-cell>
              <table:table-cell>
                <text:p><text:span text:style-name="T13">214</text:span></text:p>
              </table:table-cell>
              <table:table-cell>
                <text:p><text:span text:style-name="T13">202</text:span></text:p>
              </table:table-cell>
              <table:table-cell>
                <text:p><text:span text:style-name="T13">20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7</text:span></text:p>
              </table:table-cell>
              <table:table-cell>
                <text:p><text:span text:style-name="T13">199</text:span></text:p>
              </table:table-cell>
              <table:table-cell>
                <text:p><text:span text:style-name="T13">21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8</text:span></text:p>
              </table:table-cell>
              <table:table-cell>
                <text:p><text:span text:style-name="T13">203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180</text:span></text:p>
              </table:table-cell>
              <table:table-cell>
                <text:p><text:span text:style-name="T13">185</text:span></text:p>
              </table:table-cell>
              <table:table-cell>
                <text:p><text:span text:style-name="T1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31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9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31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1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34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1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2T15:11:12.218808420</dc:date>
    <meta:editing-cycles>1609</meta:editing-cycles>
    <meta:editing-duration>P9DT8H9M8S</meta:editing-duration>
    <meta:generator>LibreOffice/4.2.8.2$Linux_X86_64 LibreOffice_project/420m0$Build-2</meta:generator>
    <meta:document-statistic meta:object-count="981"/>
  </office:meta>
</office:document-meta>
</file>